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c0000" draw:marker-start-width="0.279cm" draw:marker-end-width="0.279cm" draw:fill="none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svg:stroke-width="0.053cm" draw:marker-start="Arrow_20_concave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0.554cm" svg:y="0.175cm">
          <text:p text:style-name="P1"><text:span text:style-name="T1">source</text:span><text:span text:style-name="T1"><text:line-break/></text:span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5.359cm" svg:y="0.175cm">
          <text:p text:style-name="P1"><text:span text:style-name="T1">I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10.226cm" svg:y="0.175cm">
          <text:p text:style-name="P1"><text:span text:style-name="T1">binary</text:span><text:span text:style-name="T1"><text:line-break/></text:span><text:span text:style-name="T1">cod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86cm" svg:y1="0.607cm" svg:x2="5.253cm" svg:y2="0.607cm">
          <text:p/>
        </draw:line>
        <draw:line draw:style-name="gr2" draw:text-style-name="P3" draw:layer="layout" svg:x1="7.416cm" svg:y1="0.619cm" svg:x2="10.083cm" svg:y2="0.619cm">
          <text:p/>
        </draw:line>
        <draw:frame draw:style-name="gr3" draw:text-style-name="P4" draw:layer="layout" svg:width="4.445cm" svg:height="1.673cm" svg:x="7.743cm" svg:y="-0.011cm">
          <draw:text-box>
            <text:p><text:span text:style-name="T1">lowering</text:span></text:p>
          </draw:text-box>
        </draw:frame>
        <draw:line draw:style-name="gr4" draw:text-style-name="P3" draw:layer="layout" svg:x1="7.377cm" svg:y1="1.023cm" svg:x2="10.044cm" svg:y2="1.023cm">
          <text:p/>
        </draw:line>
        <draw:frame draw:style-name="gr3" draw:text-style-name="P4" draw:layer="layout" svg:width="4.445cm" svg:height="1.673cm" svg:x="8.088cm" svg:y="0.993cm">
          <draw:text-box>
            <text:p><text:span text:style-name="T1">lifting</text:span></text:p>
          </draw:text-box>
        </draw:frame>
        <draw:line draw:style-name="gr4" draw:text-style-name="P3" draw:layer="layout" svg:x1="2.542cm" svg:y1="1.005cm" svg:x2="5.209cm" svg:y2="1.005cm">
          <text:p/>
        </draw:line>
        <draw:frame draw:style-name="gr3" draw:text-style-name="P4" draw:layer="layout" svg:width="4.445cm" svg:height="1.673cm" svg:x="3.044cm" svg:y="-0.01cm">
          <draw:text-box>
            <text:p><text:span text:style-name="T1">lowering</text:span></text:p>
          </draw:text-box>
        </draw:frame>
        <draw:frame draw:style-name="gr3" draw:text-style-name="P4" draw:layer="layout" svg:width="4.445cm" svg:height="1.673cm" svg:x="3.189cm" svg:y="0.993cm">
          <draw:text-box>
            <text:p><text:span text:style-name="T1">lif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6:51:02.312468170</meta:creation-date>
    <dc:date>2016-08-24T16:46:08.125394246</dc:date>
    <meta:editing-duration>PT19M2S</meta:editing-duration>
    <meta:editing-cycles>4</meta:editing-cycles>
    <meta:generator>LibreOffice/5.1.4.2$Linux_X86_64 LibreOffice_project/10m0$Build-2</meta:generator>
    <meta:document-statistic meta:object-count="11"/>
  </office:meta>
</office:document-meta>
</file>